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64d6" officeooo:paragraph-rsid="000c64d6"/>
    </style:style>
    <style:style style:name="P2" style:family="paragraph" style:parent-style-name="Text_20_body">
      <style:text-properties officeooo:rsid="000c6cb4" officeooo:paragraph-rsid="000c6cb4"/>
    </style:style>
    <style:style style:name="P3" style:family="paragraph" style:parent-style-name="Title">
      <style:text-properties officeooo:rsid="000c6cb4" officeooo:paragraph-rsid="000c6cb4"/>
    </style:style>
    <style:style style:name="P4" style:family="paragraph" style:parent-style-name="Heading_20_1">
      <style:text-properties officeooo:rsid="000c6cb4" officeooo:paragraph-rsid="000c6cb4"/>
    </style:style>
    <style:style style:name="P5" style:family="paragraph" style:parent-style-name="Text_20_body" style:list-style-name="L1">
      <style:text-properties officeooo:rsid="000c6cb4" officeooo:paragraph-rsid="000c6cb4"/>
    </style:style>
    <style:style style:name="P6" style:family="paragraph" style:parent-style-name="Text_20_body" style:list-style-name="L3">
      <style:text-properties officeooo:rsid="000c6cb4" officeooo:paragraph-rsid="000c6cb4"/>
    </style:style>
    <style:style style:name="P7" style:family="paragraph" style:parent-style-name="Text_20_body" style:list-style-name="L2">
      <style:text-properties officeooo:rsid="000c64d6" officeooo:paragraph-rsid="000c64d6"/>
    </style:style>
    <style:style style:name="P8" style:family="paragraph" style:parent-style-name="Text_20_body" style:list-style-name="L3">
      <style:text-properties officeooo:rsid="000c8d71" officeooo:paragraph-rsid="000c8d71"/>
    </style:style>
    <style:style style:name="T1" style:family="text">
      <style:text-properties officeooo:rsid="000c6cb4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G File</text:p>
      <text:p text:style-name="Text_20_body">31<text:span text:style-name="T2">st </text:span>December 2022</text:p>
      <text:h text:style-name="P4" text:outline-level="1">Install Ubuntu</text:h>
      <text:list xml:id="list548851764" text:style-name="L1">
        <text:list-item>
          <text:p text:style-name="P5">Parition the C drive in Windows System. </text:p>
          <text:list>
            <text:list-item>
              <text:p text:style-name="P5">Issue: Since windows C drive has data at the last part of the drive section, disk management tool wasn’t able to make the continuous segment from the end which had sufficient space.</text:p>
            </text:list-item>
            <text:list-item>
              <text:p text:style-name="P5">Use third party software to do the partition</text:p>
            </text:list-item>
          </text:list>
        </text:list-item>
        <text:list-item>
          <text:p text:style-name="P5">Install Ubuntu Jammy (22.04.01)</text:p>
        </text:list-item>
      </text:list>
      <text:p text:style-name="P2">2<text:span text:style-name="T2">nd</text:span> January 2023</text:p>
      <text:h text:style-name="P4" text:outline-level="1">Install ROS</text:h>
      <text:list xml:id="list4032951688" text:style-name="L2">
        <text:list-item>
          <text:p text:style-name="P7">ROS Neotic is not intented to work on Ubuntu Jammy. <text:span text:style-name="T1">Only ROS 2 can be used on Jammy. But e-puck2 requires ROS Neotic as the documentation is tailored for ROS 1.</text:span></text:p>
        </text:list-item>
      </text:list>
      <text:p text:style-name="P1"/>
      <text:p text:style-name="P2">3<text:span text:style-name="T2">rd</text:span> January 2023</text:p>
      <text:list xml:id="list583224457" text:style-name="L3">
        <text:list-item>
          <text:p text:style-name="P6">Install Ubuntu Focal (20.04.05)</text:p>
          <text:list>
            <text:list-item>
              <text:p text:style-name="P8">Wrong Action: Deleted ubuntu by deleting the volume in disk management tool. The Ubuntu entry in Boot record persisted &amp; caused issue while reinstalling</text:p>
            </text:list-item>
            <text:list-item>
              <text:p text:style-name="P8">Error: OS signature present – while booting from live USB<text:line-break/>Fix: Turn off secure boot</text:p>
            </text:list-item>
          </text:list>
        </text:list-item>
        <text:list-item>
          <text:p text:style-name="P8">Run Eclipse</text:p>
          <text:list>
            <text:list-item>
              <text:p text:style-name="P8">Issue: The new volume was mounted as read only. </text:p>
              <text:list>
                <text:list-item>
                  <text:p text:style-name="P8">Fix: Re mounted as read write.</text:p>
                </text:list-item>
              </text:list>
            </text:list-item>
            <text:list-item>
              <text:p text:style-name="P8">Issue: File system doesn’t exist. </text:p>
              <text:list>
                <text:list-item>
                  <text:p text:style-name="P8">Solution: Search dropped halfway as alternate option was available</text:p>
                </text:list-item>
                <text:list-item>
                  <text:p text:style-name="P8">Alternate option: Clone the repo into the ‘Documents’ folder which is in root partition</text:p>
                </text:list-item>
              </text:list>
            </text:list-item>
          </text:list>
        </text:list-item>
        <text:list-item>
          <text:p text:style-name="P8">Install ROS</text:p>
          <text:list>
            <text:list-item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01:28:49.414044136</meta:creation-date>
    <dc:date>2023-01-04T01:03:46.067786605</dc:date>
    <meta:editing-duration>PT15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02" meta:character-count="1108" meta:non-whitespace-character-count="939"/>
  </office:meta>
</office:document-meta>
</file>